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" style:family="paragraph" style:parent-style-name="Standard" style:list-style-name="">
      <style:paragraph-properties fo:margin-left="0in" fo:margin-right="0in" fo:margin-top="0in" fo:margin-bottom="0.0189in" fo:text-indent="0in" style:auto-text-indent="false" style:text-autospace="none"/>
    </style:style>
    <style:style style:name="P3" style:family="paragraph" style:parent-style-name="Standard" style:list-style-name="">
      <style:paragraph-properties fo:margin-left="0in" fo:margin-right="0in" fo:margin-top="0in" fo:margin-bottom="0in" fo:text-indent="0in" style:auto-text-indent="false" style:text-autospace="non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. mutex - </text:span><text:span text:style-name="T3">Mutexes happens to critical sections of code where only one process can touch at a time. </text:span></text:p>
      <text:p text:style-name="P1">b. critical section – <text:span text:style-name="T3">a piece of code that accesses a shared resource that must not be accessed by more than one thread of <text:tab/><text:tab/>execution</text:span></text:p>
      <text:p text:style-name="P1">c. semaphore <text:s/>- <text:span text:style-name="T3">var that provides useful abstraction for controlling access by multiple processes to a common resource.</text:span></text:p>
      <text:p text:style-name="P1">d. deadlock – <text:span text:style-name="T3">situation which two or more competing actions are each waiting for the other to finish.</text:span></text:p>
      <text:p text:style-name="P1">e. starvation – <text:span text:style-name="T3">situation where a low priority action may never be executed</text:span>.</text:p>
      <text:p text:style-name="P1">f. thread-safe – <text:span text:style-name="T3">code is thread-safe if it functions correctly during simultaneous execution by multiple threads.</text:span></text:p>
      <text:p text:style-name="P3">g. race condition – <text:span text:style-name="T3">when system attempts two or more operations at same time but needs them to be done in a sequential <text:tab/>order.</text:span></text:p>
      <text:p text:style-name="P3"/>
      <text:p text:style-name="P1">2. Why would you use process-based (rather than thread-based) parallelization for building a web system? Give two examples. </text:p>
      <text:p text:style-name="P1"><text:span text:style-name="T3"><text:tab/>1) Because processes are independent they contain their own state info, address spaces. <text:s/>This keeps each call for <text:tab/>different users separate. <text:s/>2) Threads typically do not need to be performed in a linear manner, this could be bad <text:tab/>when dealing with user requests from a web server.</text:span><text:line-break/></text:p>
      <text:p text:style-name="P2"><text:span text:style-name="T1">3. Is worrying about “race conditions” necessary in your average single-threaded application?<text:line-break/><text:tab/></text:span><text:span text:style-name="T2">No, because in a single threaded application everything is done sequentially, you wont need to worry about <text:tab/>multiple operations done at the same time.</text:span><text:span text:style-name="T1"><text:line-break/></text:span></text:p>
      <text:p text:style-name="P2"><text:span text:style-name="T1">4. Why do modern OS not worry too much about deadlock? </text:span></text:p>
      <text:p text:style-name="P2"><text:span text:style-name="T2"><text:tab/>Because the OS preempts the CPU eliminating one of the four preconditions for deadlock.</text:span><text:span text:style-name="T1"><text:line-break/><text:line-break/></text:span></text:p>
      <text:p text:style-name="P2"><text:span text:style-name="T1">5. What is an “atomic” operation? Why are these necessary? <text:line-break/><text:tab/></text:span><text:span text:style-name="T2">Operation which a processor can simultaneously read a location and write it in the same bus. This prevents any <text:tab/>other processor from writing or reading memory until it is complete.</text:span><text:span text:style-name="T1"><text:line-break/></text:span></text:p>
      <text:p text:style-name="P1">6. Why would we want to keep critical sections as short as possible? <text:line-break/><text:tab/><text:span text:style-name="T3">To avoid long delays for servicing other interrupts </text:span><text:line-break/></text:p>
      <text:p text:style-name="P2"><text:span text:style-name="T1">7. How could you prevent deadlock in the “Dining Philosophers” problem? <text:line-break/><text:tab/></text:span><text:span text:style-name="T2">If we have a mediator which all philosophers must request permission, he can oversee how many forks are given <text:tab/>out and make the other wait until the previous is done.</text:span><text:span text:style-name="T1"><text:line-break/></text:span></text:p>
      <text:p text:style-name="P3">8. Give a simple way to keep starvation from being an issue in a multithreaded system. <text:line-break/><text:tab/><text:span text:style-name="T3">Implement a Fair Lock which utilizes a queue, allowing the top of queue to use the CPU, and the back wait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1-15T15:04:54.55</meta:creation-date>
    <meta:document-statistic meta:table-count="0" meta:image-count="0" meta:object-count="0" meta:page-count="1" meta:paragraph-count="16" meta:word-count="401" meta:character-count="2368"/>
    <dc:date>2012-11-15T15:59:43.03</dc:date>
    <dc:creator>Andy Gregoire</dc:creator>
    <meta:editing-duration>PT7M56S</meta:editing-duration>
    <meta:editing-cycles>1</meta:editing-cycles>
    <meta:generator>OpenOffice.org/3.3$Win32 OpenOffice.org_project/330m20$Build-9567</meta:generator>
  </office:meta>
</office:document-meta>
</file>